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>
        <style:tab-stops>
          <style:tab-stop style:type="left" style:position="1.7916in"/>
        </style:tab-stops>
      </style:paragraph-properties>
    </style:style>
    <style:style style:name="P2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3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4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5" style:parent-style-name="Normal" style:family="paragraph">
      <style:text-properties fo:font-style="italic" style:font-style-asian="italic"/>
    </style:style>
    <style:style style:name="P6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7" style:parent-style-name="Normal" style:family="paragraph">
      <style:text-properties fo:font-style="italic" style:font-style-asian="italic"/>
    </style:style>
    <style:style style:name="P8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9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T10" style:parent-style-name="DefaultParagraphFont" style:family="text">
      <style:text-properties fo:font-style="italic" style:font-style-asian="italic"/>
    </style:style>
    <style:style style:name="T11" style:parent-style-name="DefaultParagraphFont" style:family="text">
      <style:text-properties fo:font-style="italic" style:font-style-asian="italic"/>
    </style:style>
    <style:style style:name="T12" style:parent-style-name="DefaultParagraphFont" style:family="text">
      <style:text-properties fo:font-style="italic" style:font-style-asian="italic"/>
    </style:style>
    <style:style style:name="P13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14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15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16" style:parent-style-name="Normal" style:family="paragraph">
      <style:text-properties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Scrum Log</text:p>
      <text:p text:style-name="Normal"/>
      <text:p text:style-name="P2">Wednesday 25 2017</text:p>
      <text:p text:style-name="Normal">Bryce – made login class</text:p>
      <text:p text:style-name="Normal">Brandon – made DB file</text:p>
      <text:p text:style-name="Normal">Jared – made Qt<text:s/>project</text:p>
      <text:p text:style-name="Normal">Brian<text:s/>– took Qt project and cleaned up the code, changed license as well</text:p>
      <text:p text:style-name="Normal"/>
      <text:p text:style-name="P3">Monday 30<text:s/>2017</text:p>
      <text:p text:style-name="Normal">Bryce – put code in for admin window</text:p>
      <text:p text:style-name="Normal">Brandon – made UI for the main window<text:s/></text:p>
      <text:p text:style-name="Normal">Jared – added admin window to project</text:p>
      <text:p text:style-name="Normal">Brian<text:s/>–<text:s/>cleaned up code we had put into the project</text:p>
      <text:p text:style-name="Normal"/>
      <text:p text:style-name="P4">Wednesday 1<text:s/>2017</text:p>
      <text:p text:style-name="P5">Sprint due, everyone showed up to show the customer their first sprint<text:s/></text:p>
      <text:p text:style-name="Normal"/>
      <text:p text:style-name="P6">Wednesday<text:s/>6<text:s/>2017</text:p>
      <text:p text:style-name="P7">Exam day<text:s/>we just spent the time making the graph ADT’s with our respective partners.</text:p>
      <text:p text:style-name="Normal"/>
      <text:p text:style-name="P8">Wednesday<text:s/>8<text:s/>2017</text:p>
      <text:p text:style-name="Normal">Bryce – made login class</text:p>
      <text:p text:style-name="Normal">Brandon – made DB file.</text:p>
      <text:p text:style-name="Normal">Jared –<text:s/>made QT project.<text:s/></text:p>
      <text:p text:style-name="Normal">Brian<text:s/>–<text:s/>took Qt project and cleaned up the code. Changed license as well.</text:p>
      <text:p text:style-name="Normal"/>
      <text:p text:style-name="P9">Monday 13<text:s/>2017</text:p>
      <text:p text:style-name="Normal"><text:span text:style-name="T10">Decided to implement Brandon and<text:s/></text:span><text:span text:style-name="T11">Bryce’s</text:span><text:span text:style-name="T12"><text:s/>graph ADT</text:span></text:p>
      <text:p text:style-name="Normal">Bryce – put Graph ADT into project</text:p>
      <text:p text:style-name="Normal">Brandon – helped put graph ADT into project</text:p>
      <text:p text:style-name="Normal">Jared –<text:s/>fixed some code in main window to reflect new changes to product</text:p>
      <text:p text:style-name="Normal">Brian<text:s/>– fixed some code in main window to reflect new changes to product</text:p>
      <text:p text:style-name="Normal"/>
      <text:p text:style-name="Normal"/>
      <text:p text:style-name="P13">Monday 27<text:s/>2017</text:p>
      <text:p text:style-name="Normal">Bryce – worked on test plan</text:p>
      <text:p text:style-name="Normal">Brandon – added souvenir buying capabilities</text:p>
      <text:p text:style-name="Normal">Jared – worked on use cases</text:p>
      <text:p text:style-name="Normal">Brian<text:s/>– worked on state diagram</text:p>
      <text:p text:style-name="Normal"/>
      <text:p text:style-name="P14">Wednesday 29<text:s/>2017</text:p>
      <text:p text:style-name="Normal">Bryce –<text:s/>made recursive Dijkstra algorithm</text:p>
      <text:p text:style-name="Normal">Brandon – fixed souvenir window</text:p>
      <text:p text:style-name="Normal">Jared – added doxygen comments<text:s/></text:p>
      <text:soft-page-break/>
      <text:p text:style-name="Normal">Brian<text:s/>–<text:s/>finished up state diagram</text:p>
      <text:p text:style-name="Normal"/>
      <text:p text:style-name="P15">Monday 4<text:s/>2017</text:p>
      <text:p text:style-name="Normal">Bryce – worked on test plan</text:p>
      <text:p text:style-name="Normal">Brandon – added souvenir buying capabilities</text:p>
      <text:p text:style-name="Normal">Jared – worked on use cases</text:p>
      <text:p text:style-name="Normal">Brian<text:s/>–<text:s/>worked on state diagram</text:p>
      <text:p text:style-name="Normal"/>
      <text:p text:style-name="P16">Wednesday 6<text:s/>2017</text:p>
      <text:p text:style-name="Normal">Bryce –<text:s/>fixed stadium name change</text:p>
      <text:p text:style-name="Normal">Brandon –<text:s/>added<text:s/>CSS<text:s/>to make project look nice</text:p>
      <text:p text:style-name="Normal">Jared –<text:s/>cleaned code and tested program</text:p>
      <text:p text:style-name="Normal">Brian – tested along with Jared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cott Callender</meta:initial-creator>
    <dc:creator>Brian Clinkenbeard</dc:creator>
    <meta:creation-date>2017-12-12T00:54:00Z</meta:creation-date>
    <dc:date>2017-12-12T00:54:00Z</dc:date>
    <meta:template xlink:href="Normal" xlink:type="simple"/>
    <meta:editing-cycles>2</meta:editing-cycles>
    <meta:editing-duration>PT60S</meta:editing-duration>
    <meta:document-statistic meta:page-count="2" meta:paragraph-count="3" meta:word-count="244" meta:character-count="1632" meta:row-count="11" meta:non-whitespace-character-count="1391"/>
  </office:meta>
</office:document-meta>
</file>